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number-columns-repeated="3" table:default-cell-style-name="Default"/>
        <table:table-row table:style-name="ro1">
          <table:table-cell office:value-type="string">
            <text:p>(ms)</text:p>
          </table:table-cell>
          <table:table-cell office:value-type="string">
            <text:p>dynami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float" office:value="29479">
            <text:p>29479</text:p>
          </table:table-cell>
          <table:table-cell office:value-type="float" office:value="30754">
            <text:p>30754</text:p>
          </table:table-cell>
        </table:table-row>
        <table:table-row table:style-name="ro1">
          <table:table-cell office:value-type="string">
            <text:p>tradebeans</text:p>
          </table:table-cell>
          <table:table-cell office:value-type="float" office:value="46776">
            <text:p>46776</text:p>
          </table:table-cell>
          <table:table-cell office:value-type="float" office:value="46951">
            <text:p>46951</text:p>
          </table:table-cell>
        </table:table-row>
        <table:table-row table:style-name="ro1">
          <table:table-cell office:value-type="string">
            <text:p>tradesoap</text:p>
          </table:table-cell>
          <table:table-cell office:value-type="float" office:value="180203">
            <text:p>180203</text:p>
          </table:table-cell>
          <table:table-cell office:value-type="float" office:value="179939">
            <text:p>179939</text:p>
          </table:table-cell>
        </table:table-row>
        <table:table-row table:style-name="ro1">
          <table:table-cell office:value-type="string">
            <text:p>sum</text:p>
          </table:table-cell>
          <table:table-cell table:formula="of:=SUM([.B2:.B4])" office:value-type="float" office:value="256458">
            <text:p>256458</text:p>
          </table:table-cell>
          <table:table-cell table:formula="of:=SUM([.C2:.C4])" office:value-type="float" office:value="257644">
            <text:p>2576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驿正黑" fo:language="en" fo:country="US" style:font-name-asian="文泉驿正黑1" style:language-asian="zh" style:country-asian="CN" style:font-name-complex="文泉驿正黑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00／00／00</text:date>, <text:time style:data-style-name="N2" text:time-value="0000-00-00T19:55:5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ehuc </meta:initial-creator>
    <meta:creation-date>2013-02-19T20:07:14</meta:creation-date>
    <dc:date>2013-03-03T19:56:20</dc:date>
    <dc:creator>xiehuc </dc:creator>
    <meta:editing-duration>PT12M53S</meta:editing-duration>
    <meta:editing-cycles>5</meta:editing-cycles>
    <meta:generator>LibreOffice/3.6$Linux_X86_64 LibreOffice_project/360m1$Build-2</meta:generator>
    <meta:document-statistic meta:table-count="1" meta:cell-count="15" meta:object-count="0"/>
  </office:meta>
</office:document-meta>
</file>